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5ac3" officeooo:paragraph-rsid="00165ac3"/>
    </style:style>
    <style:style style:name="P2" style:family="paragraph" style:parent-style-name="Standard">
      <style:text-properties officeooo:paragraph-rsid="00165ac3"/>
    </style:style>
    <style:style style:name="P3" style:family="paragraph" style:parent-style-name="Standard">
      <style:text-properties officeooo:rsid="00182b65" officeooo:paragraph-rsid="00182b65"/>
    </style:style>
    <style:style style:name="P4" style:family="paragraph" style:parent-style-name="Standard">
      <style:text-properties officeooo:rsid="001bc297" officeooo:paragraph-rsid="001bc297"/>
    </style:style>
    <style:style style:name="T1" style:family="text">
      <style:text-properties officeooo:rsid="001aec45"/>
    </style:style>
    <style:style style:name="T2" style:family="text">
      <style:text-properties officeooo:rsid="00165ac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package is created inside a folder, and most <text:span text:style-name="T1">the</text:span> time we use folder name as package name.</text:p>
      <text:p text:style-name="P1"/>
      <text:p text:style-name="P2"><text:span text:style-name="T2">We can import </text:span><text:span text:style-name="T1">a</text:span><text:span text:style-name="T2"> packge from outside of th</text:span><text:span text:style-name="T1">e package</text:span><text:span text:style-name="T2"> folder by using </text:span><text:span text:style-name="T1">a </text:span><text:span text:style-name="T2">path from github.com folder.</text:span></text:p>
      <text:p text:style-name="P1"/>
      <text:p text:style-name="P1">Inside the package dir, if we run `go install` <text:s/><text:span text:style-name="T1">in terminal </text:span>this will compile all the files <text:span text:style-name="T1">in that folder</text:span>, and stores inside the go/pkg folder <text:span text:style-name="T1">with an extension .a</text:span></text:p>
      <text:p text:style-name="P1"/>
      <text:p text:style-name="P1">When we import this file inside any of our main.go file, and run `go install` inside that file, this will create an executable file inside the go/bin dir, with a file name of the same as the folder name of the main.go file. </text:p>
      <text:p text:style-name="P1">We can run that file by ./filename</text:p>
      <text:p text:style-name="P1"><text:s/></text:p>
      <text:p text:style-name="P3">(read go framework (from sir’s mail) go command – more details about go build)</text:p>
      <text:p text:style-name="P3"/>
      <text:p text:style-name="P4">Web Server.</text:p>
      <text:p text:style-name="P4">When we send a utl request from the browser, inside the server there is ListenandServer(port, nil/serverMux). Inside the http module code, there is a infinite for loop, which accept the incoming connection and start a goroutine for every new connection.</text:p>
      <text:p text:style-name="P4">This goroutine takes the request details and if we pass nil inside the ListenandSever, it use DefaultServeMux which takes the HandleFunc in the order to match the url with the Handler passed in the HandleFunc. A function will be an Handler if the takes http.ResponseWriter and http.Request.</text:p>
      <text:p text:style-name="P4"/>
      <text:p text:style-name="P4">If it is not nil, ie we passed an router inside the ListenandServer, for the router to be an Handler or the type of ServeMux it should need an serveHTTP method. And pass the functions inside the method. And initiate the router (or struct) in the main. No need of HandleFun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2T09:53:16.816363769</meta:creation-date>
    <meta:generator>LibreOffice/6.4.6.2$Linux_X86_64 LibreOffice_project/40$Build-2</meta:generator>
    <dc:date>2021-02-12T22:55:24.079603500</dc:date>
    <meta:editing-duration>PT10H19M6S</meta:editing-duration>
    <meta:editing-cycles>4</meta:editing-cycles>
    <meta:document-statistic meta:table-count="0" meta:image-count="0" meta:object-count="0" meta:page-count="1" meta:paragraph-count="11" meta:word-count="269" meta:character-count="1517" meta:non-whitespace-character-count="1254"/>
  </office:meta>
</office:document-meta>
</file>